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Light" svg:font-family="'Source Code Pro Light'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 style:list-style-name="L4">
      <style:graphic-properties fo:min-height="13.174cm"/>
    </style:style>
    <style:style style:name="pr7" style:family="presentation" style:parent-style-name="Vivid1-outline1" style:list-style-name="L4">
      <style:graphic-properties fo:min-height="13.174cm"/>
    </style:style>
    <style:style style:name="pr8" style:family="presentation" style:parent-style-name="Vivid1-outline1" style:list-style-name="L4">
      <style:graphic-properties fo:min-height="13.174cm"/>
    </style:style>
    <style:style style:name="pr9" style:family="presentation" style:parent-style-name="Vivid1-outline1" style:list-style-name="L4">
      <style:graphic-properties fo:min-height="13.174cm"/>
    </style:style>
    <style:style style:name="pr10" style:family="presentation" style:parent-style-name="Vivid1-outline1" style:list-style-name="L4">
      <style:graphic-properties fo:min-height="13.174cm"/>
    </style:style>
    <style:style style:name="pr11" style:family="presentation" style:parent-style-name="Vivid1-outline1" style:list-style-name="L4">
      <style:graphic-properties fo:min-height="13.174cm"/>
    </style:style>
    <style:style style:name="pr12" style:family="presentation" style:parent-style-name="Vivid1-outline1" style:list-style-name="L4">
      <style:graphic-properties fo:min-height="13.174cm"/>
    </style:style>
    <style:style style:name="pr13" style:family="presentation" style:parent-style-name="Vivid1-outline1">
      <style:graphic-properties fo:min-height="12.754cm"/>
    </style:style>
    <style:style style:name="pr14" style:family="presentation" style:parent-style-name="Vivid1-notes">
      <style:graphic-properties draw:fill-color="#ffffff" fo:min-height="12.4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9.7999992370605pt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line-through-style="solid" style:text-line-through-type="single" fo:font-size="32pt" style:font-size-asian="32pt" style:font-size-complex="32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Source Code Pro Light"/>
    </style:style>
    <style:style style:name="T11" style:family="text">
      <style:text-properties fo:font-size="19.7999992370605pt"/>
    </style:style>
    <style:style style:name="T1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<text:span text:style-name="T1">building container images</text:span><text:line-break/>hard ways and easy ways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 text:style-name="P1">Nalin Dahyabhai, <text:a xlink:href="mailto:nalin@redhat.com" xlink:type="simple">nalin@redhat.com</text:a>, @atnalind</text:p>
            <text:p text:style-name="P1">devconf.us, 2018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’s the problem we’re solving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 want to build a container image of my favorite program.</text:p>
              </text:list-item>
              <text:list-item>
                <text:p>This image needs to be good enough to be...</text:p>
              </text:list-item>
            </text:list>
            <text:list text:style-name="L3">
              <text:list-item>
                <text:list>
                  <text:list-item>
                    <text:p>… imported into my favorite container engine.</text:p>
                  </text:list-item>
                  <text:list-item>
                    <text:p>… uploaded to a registry.</text:p>
                  </text:list-item>
                  <text:list-item>
                    <text:p>… run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o what do we need to supply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Layers</text:span></text:p>
                <text:list>
                  <text:list-item>
                    <text:p><text:span text:style-name="T3">the image’s filesystem’s contents</text:span></text:p>
                  </text:list-item>
                </text:list>
              </text:list-item>
              <text:list-item>
                <text:p><text:span text:style-name="T2">Configuration</text:span></text:p>
                <text:list>
                  <text:list-item>
                    <text:p><text:span text:style-name="T3">which layers to use, and in which order, to build up the filesystem</text:span></text:p>
                  </text:list-item>
                  <text:list-item>
                    <text:p><text:span text:style-name="T3">which command to run</text:span></text:p>
                  </text:list-item>
                  <text:list-item>
                    <text:p><text:span text:style-name="T3">how to run it (environment, </text:span></text:p>
                  </text:list-item>
                </text:list>
              </text:list-item>
              <text:list-item>
                <text:p><text:span text:style-name="T2">Manifest</text:span></text:p>
                <text:list>
                  <text:list-item>
                    <text:p><text:span text:style-name="T3">list of all of the other thing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do we get things there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skopeo!</text:span></text:p>
                <text:list>
                  <text:list-item>
                    <text:p><text:span text:style-name="T2">copies images from one place to another!</text:span></text:p>
                  </text:list-item>
                  <text:list-item>
                    <text:p><text:span text:style-name="T2">handles format conversions for us!</text:span></text:p>
                  </text:list-item>
                  <text:list-item>
                    <text:p><text:span text:style-name="T2">lets us check our work!</text:span></text:p>
                  </text:list-item>
                  <text:list-item>
                    <text:p><text:span text:style-name="T4">stays crispy in milk!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a layer!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This might take a while.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a layer!</text:p>
          </draw:text-box>
        </draw:frame>
        <draw:frame presentation:style-name="pr7" draw:text-style-name="P4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3">In which I try to copy </text:span><text:span text:style-name="T5">find</text:span><text:span text:style-name="T6"> into a chroot.</text:span></text:p>
              </text:list-item>
              <text:list-item>
                <text:p><text:span text:style-name="T6">Oh, right, it’s dynamically linked (thanks, </text:span><text:span text:style-name="T5">file</text:span><text:span text:style-name="T6">!), so it needs </text:span><text:span text:style-name="T5">/lib64/ld-linux-x86-64.so.2 </text:span><text:span text:style-name="T6">in the chrooted environment.</text:span></text:p>
              </text:list-item>
              <text:list-item>
                <text:p><text:span text:style-name="T6">Oh right, it’s dynamically linked, and oh, this looks complicated.</text:span></text:p>
              </text:list-item>
              <text:list-item>
                <text:p><text:span text:style-name="T6">Maybe let’s start with a static binary.</text:span></text:p>
              </text:list-item>
              <text:list-item>
                <text:p><text:span text:style-name="T6">It’s </text:span><text:span text:style-name="T5">busybox</text:span><text:span text:style-name="T6">, isn’t it?</text:span></text:p>
              </text:list-item>
              <text:list-item>
                <text:p><text:span text:style-name="T5">tar</text:span><text:span text:style-name="T6"> it up, take a </text:span><text:span text:style-name="T5">sha256sum</text:span><text:span text:style-name="T6">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configuration!</text:p>
          </draw:text-box>
        </draw:frame>
        <draw:frame presentation:style-name="pr8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This might take a while.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configuration!</text:p>
          </draw:text-box>
        </draw:frame>
        <draw:frame presentation:style-name="pr9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t’s not <text:span text:style-name="T7">not</text:span><text:span text:style-name="T8"> like filling in a survey.</text:span></text:p>
              </text:list-item>
              <text:list-item>
                <text:p><text:span text:style-name="T8">Yup, here’s where we need that </text:span><text:span text:style-name="T9">uncompressed</text:span><text:span text:style-name="T8"> </text:span><text:span text:style-name="T7">sha256sum</text:span><text:span text:style-name="T8">.</text:span></text:p>
              </text:list-item>
              <text:list-item>
                <text:p><text:span text:style-name="T8">Let’s use the current date.</text:span></text:p>
              </text:list-item>
              <text:list-item>
                <text:p><text:span text:style-name="T8">Take a </text:span><text:span text:style-name="T7">sha256sum</text:span><text:span text:style-name="T8"> of the configuration, too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manifest!</text:p>
          </draw:text-box>
        </draw:frame>
        <draw:frame presentation:style-name="pr10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This might take a while.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manifest!</text:p>
          </draw:text-box>
        </draw:frame>
        <draw:frame presentation:style-name="pr11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up, here’s where we need the <text:span text:style-name="T7">sha256sum</text:span><text:span text:style-name="T8"> of the configuration.</text:span></text:p>
              </text:list-item>
              <text:list-item>
                <text:p><text:span text:style-name="T8">The layer blobs are listed as </text:span></text:p>
              </text:list-item>
              <text:list-item>
                <text:p><text:span text:style-name="T8">Let’s use the current date here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use the image!</text:p>
          </draw:text-box>
        </draw:frame>
        <draw:frame presentation:style-name="pr12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ke the layers and configuration accessible using their digests as names.</text:p>
              </text:list-item>
              <text:list-item>
                <text:p>Use skopeo to copy it to a registry, or into an engine’s storage.</text:p>
              </text:list-item>
              <text:list-item>
                <text:p>Run it. <text:s/>Look at those glorious contents… uh-oh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h no! <text:s/>I own all the files!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0">unshare(1)</text:span>!</text:p>
                <text:list>
                  <text:list-item>
                    <text:p>User namespaces! <text:s/>Please tell me a beautiful lie, kernel!</text:p>
                  </text:list-item>
                  <text:list-item>
                    <text:p>Ranges of UIDs and GIDs in the namespace correspond to different ranges outside of the namespace.</text:p>
                  </text:list-item>
                  <text:list-item>
                    <text:p>Check mappings (inside, outside, size) in <text:span text:style-name="T7">/proc/self/uid_map</text:span></text:p>
                  </text:list-item>
                  <text:list-item>
                    <text:p>Any <text:span text:style-name="T7">outside</text:span><text:span text:style-name="T8"> values that aren’t mapped</text:span> look like <text:span text:style-name="T7">kernel.overflowuid</text:span><text:span text:style-name="T8">/</text:span><text:span text:style-name="T7">kernel.overflowgid</text:span><text:span text:style-name="T8">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layer with unshare!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f <text:span text:style-name="T7">tar </text:span><text:span text:style-name="T8">is running in an environment where everything that’s owned by me looks like it’s owned by UID 0, that’s what it’ll record about the contents of the tarball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t wait, unshare lets us do more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We can do quite a bit more inside of an environment that’s been set up with </text:span><text:span text:style-name="T5">unshare</text:span><text:span text:style-name="T6">, like run a proper package installer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3" draw:layer="layout" svg:width="15.199cm" svg:height="12.464cm" svg:x="2.9cm" svg:y="14.157cm" presentation:class="notes" presentation:user-transformed="true">
            <draw:text-box>
              <text:p text:style-name="P5"><text:span text:style-name="T11">unshare -Ur dnf -y install --installroot=`pwd`/root --releasever=28 --nogpgcheck doge</text:span></text:p>
            </draw:text-box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y did I get an error from dnf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7">unshare</text:span> defaults to mapping just one UID and one GID: yours</text:p>
              </text:list-item>
              <text:list-item>
                <text:p>not every file in every package is owned by 0:0</text:p>
              </text:list-item>
              <text:list-item>
                <text:p>newer <text:span text:style-name="T7">useradd</text:span> allocates ranges for newuidmap, newgidmap</text:p>
              </text:list-item>
              <text:list-item>
                <text:p>use both, and get a whole range of IDs in the namespac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try mapping ranges of IDs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This is it, folks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at’s not so hard. <text:s/>I could do that.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es, you can!</text:p>
              </text:list-item>
              <text:list-item>
                <text:p>Welcome to the club.</text:p>
              </text:list-item>
              <text:list-item>
                <text:p><text:span text:style-name="T12">We have dues. <text:s/>I’m the treasurer. <text:s/>Give to me the monies.</text:span></text:p>
              </text:list-item>
              <text:list-item>
                <text:p>This example skipped over some messy stuff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ittle protection while building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ll of that code we ran, including <text:span text:style-name="T7">dnf</text:span><text:span text:style-name="T8">, was running as </text:span><text:span text:style-name="T7">me</text:span><text:span text:style-name="T8">.</text:span></text:p>
              </text:list-item>
              <text:list-item>
                <text:p><text:span text:style-name="T8">Namespaces are only one component of what we call containers, and we were only using user namespaces.</text:span></text:p>
                <text:list>
                  <text:list-item>
                    <text:p><text:span text:style-name="T8">cgroup, ipc, mount, network, pid, uts</text:span></text:p>
                  </text:list-item>
                </text:list>
              </text:list-item>
              <text:list-item>
                <text:p><text:span text:style-name="T8">No seccomp(2) filter.</text:span></text:p>
              </text:list-item>
              <text:list-item>
                <text:p><text:span text:style-name="T8">No control groups to limit resources usage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ultiple image formats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8">Multiple configuration and manifest formats.</text:span></text:p>
              </text:list-item>
              <text:list-item>
                <text:p><text:span text:style-name="T7">skopeo </text:span><text:span text:style-name="T8">quietly handled format conversions for us.</text:span></text:p>
              </text:list-item>
              <text:list-item>
                <text:p><text:span text:style-name="T8">Each format includes some information that others don’t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ayers</text:p>
          </draw:text-box>
        </draw:frame>
        <draw:frame presentation:style-name="pr13" draw:layer="layout" svg:width="29.832cm" svg:height="12.954cm" svg:x="1.664cm" svg:y="5.334cm" presentation:class="outline">
          <draw:text-box>
            <text:list text:style-name="L2">
              <text:list-item>
                <text:p>Couldn’t have easily used a base image</text:p>
              </text:list-item>
              <text:list-item>
                <text:p>Another image that ran a different python package would share none of its contents.</text:p>
              </text:list-item>
              <text:list-item>
                <text:p>Disk space, bandwidth cost $$, so registries would prefer to save on both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1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producibility</text:p>
          </draw:text-box>
        </draw:frame>
        <draw:frame presentation:style-name="pr13" draw:layer="layout" svg:width="29.832cm" svg:height="12.954cm" svg:x="1.664cm" svg:y="5.334cm" presentation:class="outline">
          <draw:text-box>
            <text:list text:style-name="L2">
              <text:list-item>
                <text:p>Direct manipulation is handy, but not very reproducible.</text:p>
              </text:list-item>
              <text:list-item>
                <text:p>Rewriting every Dockerfile out there would be a big job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1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nd so, we use tools</text:p>
          </draw:text-box>
        </draw:frame>
        <draw:frame presentation:style-name="pr13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1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cb (Azure Container Builder)</text:p>
          </draw:text-box>
        </draw:frame>
        <draw:frame presentation:style-name="pr4" draw:text-style-name="P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ildah (projectatomic)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ses openshift/imagebuilder to parse Dockerfile.</text:p>
              </text:list-item>
              <text:list-item>
                <text:p>Defaults to runc for handling RUN instructions.</text:p>
              </text:list-item>
              <text:list-item>
                <text:p>Uses containers/image for pushing imag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ildkit (moby)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ses native Dockerfile parser (also used by docker build).</text:p>
              </text:list-item>
              <text:list-item>
                <text:p>Uses runc for RUN instruction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build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as dockerd do the build/tagging/pushing.</text:p>
                <text:list>
                  <text:list-item>
                    <text:p>Uses buildkit to parse Dockerfile.</text:p>
                  </text:list-item>
                  <text:list-item>
                    <text:p>Uses runc for RUN instructions.</text:p>
                  </text:list-item>
                  <text:list-item>
                    <text:p>Uses native logic for pushing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cb (Google Container Builder)</text:p>
          </draw:text-box>
        </draw:frame>
        <draw:frame presentation:style-name="pr4" draw:text-style-name="P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g (genuinetools)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ses buildkit for parsing Dockerfile.</text:p>
              </text:list-item>
              <text:list-item>
                <text:p>Uses runc for RUN instructions.</text:p>
              </text:list-item>
              <text:list-item>
                <text:p>Uses buildkit for pushing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niko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xpects to be run inside of a container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cknowledgments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kihiroSuda’s buildbench</text:p>
              </text:list-item>
              <text:list-item>
                <text:p>github.com/containerbuilding’s cbi docs</text:p>
              </text:list-item>
              <text:list-item>
                <text:p>rootlesskit</text:p>
              </text:list-item>
              <text:list-item>
                <text:p>buildki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ere are these slides and scripts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ttps://github.com/nalind/devconf.us-2018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Light" svg:font-family="'Source Code Pro Light'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7:05:09.277176402</meta:creation-date>
    <meta:editing-duration>PT1H46M17S</meta:editing-duration>
    <meta:editing-cycles>8</meta:editing-cycles>
    <meta:generator>LibreOffice/6.0.6.1$Linux_X86_64 LibreOffice_project/00$Build-1</meta:generator>
    <dc:title>Vivid</dc:title>
    <dc:date>2018-08-15T15:07:33.364643152</dc:date>
    <meta:document-statistic meta:object-count="164"/>
  </office:meta>
</office:document-meta>
</file>